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color="#222222" fo:font-size="14pt" style:font-size-asian="14pt" style:font-size-complex="14pt" fo:background-color="#ffffff"/>
    </style:style>
    <style:style style:name="T2" style:family="text">
      <style:text-properties fo:color="#222222" fo:font-size="14pt" style:text-underline-style="none" style:font-size-asian="14pt" style:font-size-complex="14pt" fo:background-color="#ffffff"/>
    </style:style>
    <style:style style:name="T3" style:family="text">
      <style:text-properties fo:color="#222222" fo:font-size="14pt" style:text-underline-style="solid" style:text-underline-width="auto" style:text-underline-color="font-color" style:font-size-asian="14pt" style:font-size-complex="14pt" fo:background-color="#ffffff"/>
    </style:style>
    <style:style style:name="T4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oftware Project 1 - Meeting 1 - Introduction<text:line-break/><text:line-break/>Participants: Tim, Murray, Shaun.<text:line-break/>Apologies: None.<text:line-break/>Time: 7pm - <text:s/>9.30pm.<text:line-break/>Meeting Format: Skype Call.<text:line-break/><text:line-break/>Adenda<text:line-break/></text:span></text:p>
      <text:list xml:id="list8292153733559317399" text:style-name="WWNum1">
        <text:list-item>
          <text:p text:style-name="P4"><text:span text:style-name="T1">Introduction <text:line-break/>- Discussed technical backgrounds and education levels, project outcome expectations.<text:line-break/></text:span></text:p>
        </text:list-item>
        <text:list-item>
          <text:p text:style-name="P4"><text:span text:style-name="T1">Team summary<text:line-break/>- All will post once wiki created.Tim to create wiki.<text:line-break/></text:span></text:p>
        </text:list-item>
        <text:list-item>
          <text:p text:style-name="P4"><text:span text:style-name="T1">Project proposal<text:line-break/><text:line-break/></text:span><text:span text:style-name="T3">Comments on project scope viability<text:line-break/></text:span><text:span text:style-name="T1"><text:line-break/>- Learning automated tests systems.<text:line-break/>- Build Systems.<text:line-break/>- Team member primary experience in Java.<text:line-break/>- Some team member less skills in system admin rather than software.<text:line-break/>- Consensus on building Client device and pre-implemented Server.<text:line-break/><text:line-break/></text:span><text:span text:style-name="T3">Comments on business case</text:span><text:span text:style-name="T1"><text:line-break/><text:line-break/>- Company wants there own messaging client that they have full control of the implementation and features and will use standard messaging messaging protocol.</text:span></text:p>
        </text:list-item>
      </text:list>
      <text:list xml:id="list7793213135478516082" text:style-name="WWNum2">
        <text:list-item>
          <text:p text:style-name="P5"><text:span text:style-name="T1">Full control over client system, better security better control. </text:span></text:p>
        </text:list-item>
        <text:list-item>
          <text:p text:style-name="P5"><text:span text:style-name="T1">To enable real-time communication for between colleagues on remote devices for simple business communication.<text:line-break/><text:line-break/></text:span><text:span text:style-name="T3">Comments on goals</text:span><text:span text:style-name="T1"><text:line-break/><text:line-break/>- Find other users (create channel).<text:line-break/>- List of people you can chat with (list of channels).<text:line-break/>- Can create an account (so you can access channels).<text:line-break/>- See when the person is online (channel presence).<text:line-break/><text:line-break/></text:span><text:span text:style-name="T3">Comments on document editing</text:span><text:span text:style-name="T1"><text:line-break/><text:line-break/>- Consensus to use google docs for editing. Tim to create google document for project proposal.<text:line-break/><text:line-break/>Objective fall back stretched objective<text:line-break/></text:span></text:p>
        </text:list-item>
      </text:list>
      <text:list xml:id="list2555036134212" text:continue-list="list8292153733559317399" text:style-name="WWNum1">
        <text:list-item>
          <text:p text:style-name="P4"><text:span text:style-name="T1">Team charter <text:line-break/>- Goal for team quality of team</text:span></text:p>
        </text:list-item>
        <text:list-item>
          <text:p text:style-name="P4"><text:span text:style-name="T1">Push communication mechanism.<text:line-break/>- Consensus to use Slack. </text:span><text:span text:style-name="T4">All, create Slack account and main page.</text:span></text:p>
        </text:list-item>
        <text:list-item>
          <text:p text:style-name="P4"><text:span text:style-name="T1">Version control repository.<text:line-break/>- Consensus to use Github. </text:span><text:span text:style-name="T4">All, create Github account, create master repo, create individual development branches. </text:span></text:p>
        </text:list-item>
      </text:list>
      <text:p text:style-name="P1"><text:span text:style-name="T1"><text:line-break/><text:line-break/><text:line-break/><text:line-break/></text:span></text:p>
      <text:p text:style-name="P1"><text:span text:style-name="T4"><text:line-break/><text:line-break/><text:line-break/></text:span></text:p>
      <text:p text:style-name="P1"><text:span text:style-name="T4">Action List:</text:span></text:p>
      <text:p text:style-name="P2"/>
      <text:list xml:id="list9124150456509051740" text:style-name="WWNum3">
        <text:list-item>
          <text:p text:style-name="P6"><text:span text:style-name="T4">Murray, find appropriate server.</text:span></text:p>
        </text:list-item>
        <text:list-item>
          <text:p text:style-name="P6"><text:span text:style-name="T4">All, create Slack account and main page.</text:span></text:p>
        </text:list-item>
        <text:list-item>
          <text:p text:style-name="P6"><text:span text:style-name="T4">All, create Github account, create master repo, create individual development branches. </text:span></text:p>
        </text:list-item>
        <text:list-item>
          <text:p text:style-name="P6"><text:span text:style-name="T4">Murray, send example team charter.</text:span></text:p>
        </text:list-item>
        <text:list-item>
          <text:p text:style-name="P6"><text:span text:style-name="T4">Tim, create CSU wiki.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293" meta:character-count="1891" meta:non-whitespace-character-count="1597"/>
    <meta:generator>LibreOfficeDev/5.1.0.3$Linux_X86_64 LibreOffice_project/</meta:generator>
  </office:meta>
</office:document-meta>
</file>